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top="0.0277in" fo:margin-bottom="0in" fo:line-height="178%"/>
      <style:text-properties fo:font-weight="bold" style:font-weight-asian="bold" style:font-weight-complex="bold"/>
    </style:style>
    <style:style style:name="P2" style:parent-style-name="Textbody" style:family="paragraph">
      <style:paragraph-properties fo:margin-top="0.0277in" fo:margin-bottom="0in" fo:line-height="178%"/>
    </style:style>
    <style:style style:name="P3" style:parent-style-name="Textbody" style:family="paragraph">
      <style:paragraph-properties fo:margin-top="0.0277in" fo:margin-bottom="0in" fo:line-height="178%"/>
    </style:style>
    <style:style style:name="P4" style:parent-style-name="Textbody" style:family="paragraph">
      <style:paragraph-properties fo:margin-top="0.0277in" fo:margin-bottom="0in" fo:line-height="178%"/>
    </style:style>
    <style:style style:name="P5" style:parent-style-name="Textbody" style:family="paragraph">
      <style:paragraph-properties fo:margin-top="0.0277in" fo:margin-bottom="0in" fo:line-height="178%" fo:margin-left="0.5in">
        <style:tab-stops/>
      </style:paragraph-properties>
    </style:style>
    <style:style style:name="P6" style:parent-style-name="Textbody" style:family="paragraph">
      <style:paragraph-properties fo:margin-top="0.0277in" fo:margin-bottom="0in" fo:line-height="178%"/>
    </style:style>
    <style:style style:name="P7" style:parent-style-name="Textbody" style:family="paragraph">
      <style:paragraph-properties fo:margin-top="0.0277in" fo:margin-bottom="0in" fo:line-height="178%" fo:margin-left="0.5in">
        <style:tab-stops/>
      </style:paragraph-properties>
    </style:style>
    <style:style style:name="P8" style:parent-style-name="Textbody" style:family="paragraph">
      <style:paragraph-properties fo:margin-top="0.0277in" fo:margin-bottom="0in" fo:line-height="178%"/>
    </style:style>
    <style:style style:name="P9" style:parent-style-name="Textbody" style:family="paragraph">
      <style:paragraph-properties fo:margin-top="0.0277in" fo:margin-bottom="0in" fo:line-height="178%" fo:margin-left="0.5in">
        <style:tab-stops/>
      </style:paragraph-properties>
    </style:style>
    <style:style style:name="P10" style:parent-style-name="Textbody" style:family="paragraph">
      <style:paragraph-properties fo:margin-top="0.0277in" fo:margin-bottom="0in" fo:line-height="178%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Textbody" style:family="paragraph">
      <style:paragraph-properties fo:margin-top="0.0277in" fo:margin-bottom="0in" fo:line-height="178%"/>
    </style:style>
    <style:style style:name="P13" style:parent-style-name="Textbody" style:family="paragraph">
      <style:paragraph-properties fo:margin-top="0.0277in" fo:margin-bottom="0in" fo:line-height="178%"/>
    </style:style>
    <style:style style:name="P14" style:parent-style-name="Textbody" style:family="paragraph">
      <style:paragraph-properties fo:margin-top="0.0277in" fo:margin-bottom="0in" fo:line-height="178%"/>
      <style:text-properties fo:font-weight="bold" style:font-weight-asian="bold" style:font-weight-complex="bold"/>
    </style:style>
    <style:style style:name="P15" style:parent-style-name="Textbody" style:family="paragraph">
      <style:paragraph-properties fo:margin-top="0.0277in" fo:margin-bottom="0in" fo:line-height="178%"/>
      <style:text-properties fo:font-weight="bold" style:font-weight-asian="bold" style:font-weight-complex="bold"/>
    </style:style>
    <style:style style:name="P16" style:parent-style-name="Textbody" style:family="paragraph">
      <style:paragraph-properties fo:margin-top="0.0277in" fo:line-height="178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Textbody" style:family="paragraph">
      <style:paragraph-properties fo:margin-top="0.0277in" fo:margin-bottom="0in" fo:line-height="178%"/>
    </style:style>
    <style:style style:name="P19" style:parent-style-name="Textbody" style:family="paragraph">
      <style:paragraph-properties fo:margin-top="0.0277in" fo:margin-bottom="0in" fo:line-height="178%"/>
    </style:style>
    <style:style style:name="P20" style:parent-style-name="Textbody" style:family="paragraph">
      <style:paragraph-properties fo:margin-top="0.0277in" fo:margin-bottom="0in" fo:line-height="178%"/>
    </style:style>
    <style:style style:name="P21" style:parent-style-name="Textbody" style:family="paragraph">
      <style:paragraph-properties fo:border-top="0.0312in double #000000" style:border-line-width-top="0.0104in 0.0104in 0.0104in" fo:border-left="none" fo:border-bottom="0.0312in double #000000" style:border-line-width-bottom="0.0104in 0.0104in 0.0104in" fo:border-right="none" fo:padding-top="0.0138in" fo:padding-left="0in" fo:padding-bottom="0.0138in" fo:padding-right="0in" style:shadow="none" fo:margin-top="0.0277in" fo:margin-bottom="0in" fo:line-height="178%"/>
    </style:style>
    <style:style style:name="P22" style:parent-style-name="Textbody" style:family="paragraph">
      <style:paragraph-properties fo:margin-top="0.0277in" fo:margin-bottom="0in" fo:line-height="178%"/>
    </style:style>
    <style:style style:name="P23" style:parent-style-name="Textbody" style:family="paragraph">
      <style:paragraph-properties fo:margin-top="0.0277in" fo:margin-bottom="0in" fo:line-height="178%"/>
    </style:style>
    <style:style style:name="P24" style:parent-style-name="Textbody" style:family="paragraph">
      <style:paragraph-properties fo:margin-top="0.0277in" fo:margin-bottom="0in" fo:line-height="178%"/>
    </style:style>
    <style:style style:name="P25" style:parent-style-name="Textbody" style:family="paragraph">
      <style:paragraph-properties fo:margin-top="0.0277in" fo:margin-bottom="0in" fo:line-height="178%"/>
    </style:style>
    <style:style style:name="P26" style:parent-style-name="Textbody" style:family="paragraph">
      <style:paragraph-properties fo:margin-top="0.0277in" fo:margin-bottom="0in" fo:line-height="178%"/>
    </style:style>
    <style:style style:name="P27" style:parent-style-name="Textbody" style:family="paragraph">
      <style:paragraph-properties fo:margin-top="0.0277in" fo:margin-bottom="0in" fo:line-height="178%"/>
    </style:style>
    <style:style style:name="P28" style:parent-style-name="Textbody" style:family="paragraph">
      <style:paragraph-properties fo:margin-top="0.0277in" fo:margin-bottom="0in" fo:line-height="178%"/>
    </style:style>
    <style:style style:name="P29" style:parent-style-name="Textbody" style:family="paragraph">
      <style:paragraph-properties fo:margin-top="0.0277in" fo:margin-bottom="0in" fo:line-height="178%"/>
    </style:style>
    <style:style style:name="P30" style:parent-style-name="Textbody" style:family="paragraph">
      <style:paragraph-properties fo:margin-top="0.0277in" fo:margin-bottom="0in" fo:line-height="178%"/>
    </style:style>
    <style:style style:name="P31" style:parent-style-name="Textbody" style:family="paragraph">
      <style:paragraph-properties fo:margin-top="0.0277in" fo:margin-bottom="0in" fo:line-height="178%"/>
    </style:style>
    <style:style style:name="P32" style:parent-style-name="Textbody" style:family="paragraph">
      <style:paragraph-properties fo:margin-top="0.0277in" fo:margin-bottom="0in" fo:line-height="178%"/>
    </style:style>
    <style:style style:name="P33" style:parent-style-name="Textbody" style:family="paragraph">
      <style:paragraph-properties fo:margin-top="0.0277in" fo:margin-bottom="0in" fo:line-height="178%"/>
    </style:style>
    <style:style style:name="P34" style:parent-style-name="Textbody" style:family="paragraph">
      <style:paragraph-properties fo:margin-top="0.0277in" fo:margin-bottom="0in" fo:line-height="178%"/>
    </style:style>
    <style:style style:name="P35" style:parent-style-name="Textbody" style:family="paragraph">
      <style:paragraph-properties fo:margin-top="0.0277in" fo:margin-bottom="0in" fo:line-height="178%"/>
    </style:style>
    <style:style style:name="P36" style:parent-style-name="Textbody" style:family="paragraph">
      <style:paragraph-properties fo:margin-top="0.0277in" fo:margin-bottom="0in" fo:line-height="178%"/>
    </style:style>
    <style:style style:name="P37" style:parent-style-name="Textbody" style:family="paragraph">
      <style:paragraph-properties fo:margin-top="0.0277in" fo:margin-bottom="0in" fo:line-height="178%"/>
    </style:style>
    <style:style style:name="P38" style:parent-style-name="Textbody" style:family="paragraph">
      <style:paragraph-properties fo:margin-top="0.0277in" fo:margin-bottom="0in" fo:line-height="178%"/>
    </style:style>
    <style:style style:name="P39" style:parent-style-name="Textbody" style:family="paragraph">
      <style:paragraph-properties fo:margin-top="0.0277in" fo:margin-bottom="0in" fo:line-height="178%"/>
    </style:style>
    <style:style style:name="P40" style:parent-style-name="Textbody" style:family="paragraph">
      <style:paragraph-properties fo:margin-top="0.0277in" fo:margin-bottom="0in" fo:line-height="178%"/>
    </style:style>
    <style:style style:name="P41" style:parent-style-name="Textbody" style:family="paragraph">
      <style:paragraph-properties fo:margin-top="0.0277in" fo:margin-bottom="0in" fo:line-height="178%"/>
    </style:style>
    <style:style style:name="P42" style:parent-style-name="Textbody" style:family="paragraph">
      <style:paragraph-properties fo:margin-top="0.0277in" fo:margin-bottom="0in" fo:line-height="178%"/>
    </style:style>
    <style:style style:name="P43" style:parent-style-name="Textbody" style:family="paragraph">
      <style:paragraph-properties fo:margin-top="0.0277in" fo:margin-bottom="0in" fo:line-height="178%"/>
    </style:style>
    <style:style style:name="P44" style:parent-style-name="Textbody" style:family="paragraph">
      <style:paragraph-properties fo:margin-top="0.0277in" fo:margin-bottom="0in" fo:line-height="178%"/>
    </style:style>
    <style:style style:name="P45" style:parent-style-name="Textbody" style:family="paragraph">
      <style:paragraph-properties fo:margin-top="0.0277in" fo:margin-bottom="0in" fo:line-height="178%"/>
    </style:style>
    <style:style style:name="P46" style:parent-style-name="Textbody" style:family="paragraph">
      <style:paragraph-properties fo:margin-top="0.0277in" fo:margin-bottom="0in" fo:line-height="178%"/>
    </style:style>
    <style:style style:name="P47" style:parent-style-name="Textbody" style:family="paragraph">
      <style:paragraph-properties fo:margin-top="0.0277in" fo:margin-bottom="0in" fo:line-height="178%"/>
    </style:style>
    <style:style style:name="P48" style:parent-style-name="Textbody" style:family="paragraph">
      <style:paragraph-properties fo:margin-top="0.0277in" fo:margin-bottom="0in" fo:line-height="178%"/>
    </style:style>
    <style:style style:name="P49" style:parent-style-name="Textbody" style:family="paragraph">
      <style:paragraph-properties fo:margin-top="0.0277in" fo:margin-bottom="0in" fo:line-height="178%"/>
    </style:style>
    <style:style style:name="P50" style:parent-style-name="Textbody" style:family="paragraph">
      <style:paragraph-properties fo:margin-top="0.0277in" fo:margin-bottom="0in" fo:line-height="178%"/>
    </style:style>
    <style:style style:name="P51" style:parent-style-name="Textbody" style:family="paragraph">
      <style:paragraph-properties fo:margin-top="0.0277in" fo:margin-bottom="0in" fo:line-height="178%"/>
    </style:style>
    <style:style style:name="P52" style:parent-style-name="Textbody" style:family="paragraph">
      <style:paragraph-properties fo:margin-top="0.0277in" fo:margin-bottom="0in" fo:line-height="178%"/>
    </style:style>
    <style:style style:name="P53" style:parent-style-name="Textbody" style:family="paragraph">
      <style:paragraph-properties fo:margin-top="0.0277in" fo:margin-bottom="0in" fo:line-height="178%"/>
    </style:style>
    <style:style style:name="P54" style:parent-style-name="Textbody" style:family="paragraph">
      <style:paragraph-properties fo:margin-top="0.0277in" fo:margin-bottom="0in" fo:line-height="178%"/>
    </style:style>
    <style:style style:name="P55" style:parent-style-name="Textbody" style:family="paragraph">
      <style:paragraph-properties fo:margin-top="0.0277in" fo:margin-bottom="0in" fo:line-height="178%"/>
    </style:style>
    <style:style style:name="P56" style:parent-style-name="Textbody" style:family="paragraph">
      <style:paragraph-properties fo:margin-top="0.0277in" fo:margin-bottom="0in" fo:line-height="178%"/>
    </style:style>
    <style:style style:name="P57" style:parent-style-name="Textbody" style:family="paragraph">
      <style:paragraph-properties fo:margin-top="0.0277in" fo:margin-bottom="0in" fo:line-height="178%"/>
    </style:style>
    <style:style style:name="P58" style:parent-style-name="Textbody" style:family="paragraph">
      <style:paragraph-properties fo:margin-top="0.0277in" fo:margin-bottom="0in" fo:line-height="178%"/>
    </style:style>
    <style:style style:name="P59" style:parent-style-name="Textbody" style:family="paragraph">
      <style:paragraph-properties fo:margin-top="0.0277in" fo:margin-bottom="0in" fo:line-height="178%"/>
    </style:style>
    <style:style style:name="P60" style:parent-style-name="Textbody" style:family="paragraph">
      <style:paragraph-properties fo:margin-top="0.0277in" fo:margin-bottom="0in" fo:line-height="178%"/>
    </style:style>
    <style:style style:name="P61" style:parent-style-name="Textbody" style:family="paragraph">
      <style:paragraph-properties fo:margin-top="0.0277in" fo:margin-bottom="0in" fo:line-height="178%"/>
    </style:style>
    <style:style style:name="P62" style:parent-style-name="Textbody" style:family="paragraph">
      <style:paragraph-properties fo:margin-top="0.0277in" fo:margin-bottom="0in" fo:line-height="178%"/>
    </style:style>
    <style:style style:name="P63" style:parent-style-name="Textbody" style:family="paragraph">
      <style:paragraph-properties fo:margin-top="0.0277in" fo:margin-bottom="0in" fo:line-height="178%"/>
    </style:style>
    <style:style style:name="P64" style:parent-style-name="Textbody" style:family="paragraph">
      <style:paragraph-properties fo:margin-top="0.0277in" fo:margin-bottom="0in" fo:line-height="178%"/>
    </style:style>
    <style:style style:name="P65" style:parent-style-name="Textbody" style:family="paragraph">
      <style:paragraph-properties fo:margin-top="0.0277in" fo:margin-bottom="0in" fo:line-height="178%"/>
    </style:style>
    <style:style style:name="P66" style:parent-style-name="Textbody" style:family="paragraph">
      <style:paragraph-properties fo:margin-top="0.0277in" fo:margin-bottom="0in" fo:line-height="178%"/>
    </style:style>
    <style:style style:name="P67" style:parent-style-name="Textbody" style:family="paragraph">
      <style:paragraph-properties fo:margin-top="0.0277in" fo:margin-bottom="0in" fo:line-height="178%"/>
    </style:style>
    <style:style style:name="P68" style:parent-style-name="Textbody" style:family="paragraph">
      <style:paragraph-properties fo:margin-top="0.0277in" fo:margin-bottom="0in" fo:line-height="178%"/>
    </style:style>
    <style:style style:name="P69" style:parent-style-name="Textbody" style:family="paragraph">
      <style:paragraph-properties fo:margin-top="0.0277in" fo:margin-bottom="0in" fo:line-height="178%"/>
    </style:style>
    <style:style style:name="P70" style:parent-style-name="Textbody" style:family="paragraph">
      <style:paragraph-properties fo:margin-top="0.0277in" fo:margin-bottom="0in" fo:line-height="178%"/>
    </style:style>
    <style:style style:name="P71" style:parent-style-name="Textbody" style:family="paragraph">
      <style:paragraph-properties fo:margin-top="0.0277in" fo:margin-bottom="0in" fo:line-height="178%"/>
    </style:style>
    <style:style style:name="P72" style:parent-style-name="Textbody" style:family="paragraph">
      <style:paragraph-properties fo:margin-top="0.0277in" fo:margin-bottom="0in" fo:line-height="178%"/>
    </style:style>
    <style:style style:name="P73" style:parent-style-name="Textbody" style:family="paragraph">
      <style:paragraph-properties fo:margin-top="0.0277in" fo:margin-bottom="0in" fo:line-height="178%"/>
    </style:style>
    <style:style style:name="P74" style:parent-style-name="Textbody" style:family="paragraph">
      <style:paragraph-properties fo:margin-top="0.0277in" fo:margin-bottom="0in" fo:line-height="178%"/>
    </style:style>
    <style:style style:name="P75" style:parent-style-name="Textbody" style:family="paragraph">
      <style:paragraph-properties fo:margin-top="0.0277in" fo:margin-bottom="0in" fo:line-height="178%"/>
    </style:style>
    <style:style style:name="P76" style:parent-style-name="Textbody" style:family="paragraph">
      <style:paragraph-properties fo:margin-top="0.0277in" fo:margin-bottom="0in" fo:line-height="178%"/>
    </style:style>
    <style:style style:name="P77" style:parent-style-name="Textbody" style:family="paragraph">
      <style:paragraph-properties fo:margin-top="0.0277in" fo:margin-bottom="0in" fo:line-height="178%"/>
    </style:style>
    <style:style style:name="P78" style:parent-style-name="Textbody" style:family="paragraph">
      <style:paragraph-properties fo:margin-top="0.0277in" fo:margin-bottom="0in" fo:line-height="178%"/>
    </style:style>
    <style:style style:name="P79" style:parent-style-name="Textbody" style:family="paragraph">
      <style:paragraph-properties fo:margin-top="0.0277in" fo:margin-bottom="0in" fo:line-height="178%"/>
    </style:style>
    <style:style style:name="P80" style:parent-style-name="Textbody" style:family="paragraph">
      <style:paragraph-properties fo:margin-top="0.0277in" fo:margin-bottom="0in" fo:line-height="178%"/>
    </style:style>
    <style:style style:name="P81" style:parent-style-name="Textbody" style:family="paragraph">
      <style:paragraph-properties fo:margin-top="0.0277in" fo:margin-bottom="0in" fo:line-height="178%"/>
    </style:style>
    <style:style style:name="P82" style:parent-style-name="Textbody" style:family="paragraph">
      <style:paragraph-properties fo:margin-top="0.0277in" fo:margin-bottom="0in" fo:line-height="178%"/>
    </style:style>
    <style:style style:name="P83" style:parent-style-name="Textbody" style:family="paragraph">
      <style:paragraph-properties fo:margin-top="0.0277in" fo:margin-bottom="0in" fo:line-height="178%"/>
    </style:style>
    <style:style style:name="P84" style:parent-style-name="Textbody" style:family="paragraph">
      <style:paragraph-properties fo:margin-top="0.0277in" fo:margin-bottom="0in" fo:line-height="178%"/>
    </style:style>
    <style:style style:name="P85" style:parent-style-name="Textbody" style:family="paragraph">
      <style:paragraph-properties fo:margin-top="0.0277in" fo:margin-bottom="0in" fo:line-height="178%"/>
    </style:style>
    <style:style style:name="P86" style:parent-style-name="Textbody" style:family="paragraph">
      <style:paragraph-properties fo:margin-top="0.0277in" fo:margin-bottom="0in" fo:line-height="178%"/>
    </style:style>
    <style:style style:name="P87" style:parent-style-name="Textbody" style:family="paragraph">
      <style:paragraph-properties fo:margin-top="0.0277in" fo:margin-bottom="0in" fo:line-height="178%"/>
    </style:style>
    <style:style style:name="P88" style:parent-style-name="Textbody" style:family="paragraph">
      <style:paragraph-properties fo:margin-top="0.0277in" fo:margin-bottom="0in" fo:line-height="178%"/>
    </style:style>
    <style:style style:name="P89" style:parent-style-name="Textbody" style:family="paragraph">
      <style:paragraph-properties fo:margin-top="0.0277in" fo:margin-bottom="0in" fo:line-height="178%"/>
    </style:style>
    <style:style style:name="P90" style:parent-style-name="Textbody" style:family="paragraph">
      <style:paragraph-properties fo:margin-top="0.0277in" fo:margin-bottom="0in" fo:line-height="178%"/>
    </style:style>
    <style:style style:name="P91" style:parent-style-name="Textbody" style:family="paragraph">
      <style:paragraph-properties fo:margin-top="0.0277in" fo:margin-bottom="0in" fo:line-height="178%"/>
    </style:style>
    <style:style style:name="P92" style:parent-style-name="Textbody" style:family="paragraph">
      <style:paragraph-properties fo:margin-top="0.0277in" fo:margin-bottom="0in" fo:line-height="178%"/>
    </style:style>
    <style:style style:name="P93" style:parent-style-name="Textbody" style:family="paragraph">
      <style:paragraph-properties fo:margin-top="0.0277in" fo:margin-bottom="0in" fo:line-height="178%"/>
    </style:style>
    <style:style style:name="P94" style:parent-style-name="Textbody" style:family="paragraph">
      <style:paragraph-properties fo:margin-top="0.0277in" fo:margin-bottom="0in" fo:line-height="178%"/>
    </style:style>
    <style:style style:name="P95" style:parent-style-name="Textbody" style:family="paragraph">
      <style:paragraph-properties fo:margin-top="0.0277in" fo:margin-bottom="0in" fo:line-height="178%"/>
    </style:style>
    <style:style style:name="P96" style:parent-style-name="Textbody" style:family="paragraph">
      <style:paragraph-properties fo:margin-top="0.0277in" fo:margin-bottom="0in" fo:line-height="178%"/>
    </style:style>
    <style:style style:name="P97" style:parent-style-name="Textbody" style:family="paragraph">
      <style:paragraph-properties fo:margin-top="0.0277in" fo:margin-bottom="0in" fo:line-height="178%"/>
    </style:style>
    <style:style style:name="P98" style:parent-style-name="Textbody" style:family="paragraph">
      <style:paragraph-properties fo:margin-top="0.0277in" fo:margin-bottom="0in" fo:line-height="178%"/>
    </style:style>
    <style:style style:name="P99" style:parent-style-name="Textbody" style:family="paragraph">
      <style:paragraph-properties fo:margin-top="0.0277in" fo:margin-bottom="0in" fo:line-height="178%"/>
    </style:style>
    <style:style style:name="P100" style:parent-style-name="Textbody" style:family="paragraph">
      <style:paragraph-properties fo:margin-top="0.0277in" fo:margin-bottom="0in" fo:line-height="178%"/>
    </style:style>
    <style:style style:name="P101" style:parent-style-name="Textbody" style:family="paragraph">
      <style:paragraph-properties fo:margin-top="0.0277in" fo:margin-bottom="0in" fo:line-height="178%"/>
    </style:style>
    <style:style style:name="P102" style:parent-style-name="Textbody" style:family="paragraph">
      <style:paragraph-properties fo:margin-top="0.0277in" fo:margin-bottom="0in" fo:line-height="178%"/>
    </style:style>
    <style:style style:name="P103" style:parent-style-name="Textbody" style:family="paragraph">
      <style:paragraph-properties fo:margin-top="0.0277in" fo:margin-bottom="0in" fo:line-height="178%"/>
    </style:style>
    <style:style style:name="P104" style:parent-style-name="Textbody" style:family="paragraph">
      <style:paragraph-properties fo:margin-top="0.0277in" fo:margin-bottom="0in" fo:line-height="178%"/>
    </style:style>
    <style:style style:name="P105" style:parent-style-name="Textbody" style:family="paragraph">
      <style:paragraph-properties fo:margin-top="0.0277in" fo:margin-bottom="0in" fo:line-height="178%"/>
    </style:style>
    <style:style style:name="P106" style:parent-style-name="Textbody" style:family="paragraph">
      <style:paragraph-properties fo:margin-top="0.0277in" fo:margin-bottom="0in" fo:line-height="178%"/>
    </style:style>
    <style:style style:name="P107" style:parent-style-name="Textbody" style:family="paragraph">
      <style:paragraph-properties fo:margin-top="0.0277in" fo:margin-bottom="0in" fo:line-height="178%"/>
    </style:style>
    <style:style style:name="P108" style:parent-style-name="Textbody" style:family="paragraph">
      <style:paragraph-properties fo:margin-top="0.0277in" fo:margin-bottom="0in" fo:line-height="178%"/>
    </style:style>
  </office:automatic-styles>
  <office:body>
    <office:text text:use-soft-page-breaks="true">
      <text:p text:style-name="P1">Investigar y contestar las siguientes preguntas.</text:p>
      <text:list text:style-name="LFO1" text:continue-numbering="true">
        <text:list-item>
          <text:p text:style-name="P2">¿Que es un usuario root en Linux?</text:p>
        </text:list-item>
      </text:list>
      <text:p text:style-name="P3"><text:tab/>Es el usuario predeterminado que tiene caracteristicas especiales</text:p>
      <text:list text:style-name="LFO1" text:continue-numbering="true">
        <text:list-item>
          <text:p text:style-name="P4">¿Por qué ubuntu no me deja establecer la contraseña durante la<text:s/>instalación?</text:p>
        </text:list-item>
      </text:list>
      <text:p text:style-name="P5">Al instalar ubuntu, es obligatorio colocar contraseña de usuario para el uso del Sistema operativo</text:p>
      <text:list text:style-name="LFO1" text:continue-numbering="true">
        <text:list-item>
          <text:p text:style-name="P6">¿Cuáles son los procesos típicos de Linux (demonios)?</text:p>
        </text:list-item>
      </text:list>
      <text:p text:style-name="P7">System, Kthreadd, kworker</text:p>
      <text:list text:style-name="LFO1" text:continue-numbering="true">
        <text:list-item>
          <text:p text:style-name="P8">¿Cómo identificarlos?</text:p>
        </text:list-item>
      </text:list>
      <text:p text:style-name="P9">Al ejecutar el commando top se muestran los demonios</text:p>
      <text:p text:style-name="P10"><text:s/><text:span text:style-name="T11">Investigar y establecer una contraseña para el usuario root.</text:span></text:p>
      <text:p text:style-name="P12">[usuario@ubuntu]$<text:s/>sudo su</text:p>
      <text:p text:style-name="P13">[usuario@ubuntu]$<text:s/>passwd root</text:p>
      <text:p text:style-name="P14">Subir el documento de manera individual en la mochila.</text:p>
      <text:p text:style-name="P15">Opcional:</text:p>
      <text:p text:style-name="P16">Sitema operativo<text:s/><text:span text:style-name="T17">Fedora 36 Workstation</text:span><text:s/></text:p>
      <text:p text:style-name="P18">[noctilucent@fedora claseconsulta]$ sudo dnf install cowsay</text:p>
      <text:p text:style-name="P19">Last metadata expiration check: 1:00:17 ago on vie 11 nov 2022 21:23:40.</text:p>
      <text:p text:style-name="P20">Dependencies resolved.</text:p>
      <text:p text:style-name="P21">Package <text:s text:c="8"/>Architecture <text:s text:c="3"/>Version <text:s text:c="16"/>Repository <text:s text:c="7"/>Size</text:p>
      <text:p text:style-name="P22">Installing:<text:line-break/>cowsay <text:s text:c="8"/><text:s/>noarch <text:s text:c="9"/>3.7.0-6.fc36 <text:s text:c="11"/>updates <text:s text:c="10"/>42 k</text:p>
      <text:p text:style-name="P23">Transaction Summary</text:p>
      <text:p text:style-name="P24">=========================================================================</text:p>
      <text:p text:style-name="P25">Install <text:s/>1 Package</text:p>
      <text:p text:style-name="P26"/>
      <text:p text:style-name="P27">Total download size: 42 k</text:p>
      <text:p text:style-name="P28">Installed size: 73 k</text:p>
      <text:p text:style-name="P29">Is this ok [Y/n]: y</text:p>
      <text:p text:style-name="P30">Downloading Packages:</text:p>
      <text:p text:style-name="P31">cowsay-3.7.0-6.fc36.noarch.rpm <text:s text:c="18"/>31 kB/s | <text:s/>42 kB <text:s text:c="4"/>00:01 <text:s text:c="3"/></text:p>
      <text:p text:style-name="P32">--------------------------------------------------------------------------------</text:p>
      <text:p text:style-name="P33">Total <text:s text:c="43"/>14 kB/s | <text:s/>42 kB <text:s text:c="4"/>00:03 <text:s text:c="4"/></text:p>
      <text:p text:style-name="P34">Running transaction check</text:p>
      <text:p text:style-name="P35">Transaction check succeeded.</text:p>
      <text:p text:style-name="P36">Running transaction test</text:p>
      <text:p text:style-name="P37">Transaction test succeeded.</text:p>
      <text:p text:style-name="P38">Running transaction</text:p>
      <text:p text:style-name="P39"><text:s text:c="2"/>Preparing <text:s text:c="7"/>: <text:s text:c="55"/>1/1</text:p>
      <text:p text:style-name="P40"><text:s text:c="2"/>Installing <text:s text:c="6"/>:<text:s/>cowsay-3.7.0-6.fc36.noarch <text:s text:c="28"/>1/1</text:p>
      <text:p text:style-name="P41"><text:s text:c="2"/>Running scriptlet: cowsay-3.7.0-6.fc36.noarch <text:s text:c="28"/>1/1</text:p>
      <text:p text:style-name="P42"><text:s text:c="2"/>Verifying <text:s text:c="7"/>: cowsay-3.7.0-6.fc36.noarch <text:s text:c="28"/>1/1</text:p>
      <text:p text:style-name="P43">Installed:</text:p>
      <text:p text:style-name="P44"><text:s text:c="2"/>cowsay-3.7.0-6.fc36.noarch <text:s text:c="51"/></text:p>
      <text:p text:style-name="P45">Complete!</text:p>
      <text:p text:style-name="P46">[noctilucent@fedora claseconsulta]$ cowsay "Hola Mundo"</text:p>
      <text:p text:style-name="P47"><text:s/>____________</text:p>
      <text:p text:style-name="P48">&lt; Hola Mundo &gt;</text:p>
      <text:p text:style-name="P49"><text:s/>------------</text:p>
      <text:p text:style-name="P50"><text:s text:c="8"/>\ <text:s text:c="2"/>^__^</text:p>
      <text:p text:style-name="P51"><text:s text:c="9"/>\ <text:s/>(oo)\_______</text:p>
      <text:p text:style-name="P52"><text:s text:c="12"/>(__)\ <text:s text:c="5"/><text:s/>)\/\</text:p>
      <text:p text:style-name="P53"><text:s text:c="16"/>||----w |</text:p>
      <text:p text:style-name="P54"><text:s text:c="16"/>|| <text:s text:c="4"/>||</text:p>
      <text:p text:style-name="P55">[noctilucent@fedora claseconsulta]$ sudo dnf install fortune-mod</text:p>
      <text:p text:style-name="P56">Last metadata expiration check: 1:05:12 ago on vie 11 nov 2022 21:23:40.</text:p>
      <text:p text:style-name="P57">Dependencies resolved.</text:p>
      <text:p text:style-name="P58">=========================================================================</text:p>
      <text:p text:style-name="P59"><text:s/>Package <text:s text:c="12"/>Architecture <text:s text:c="2"/>Version <text:s text:c="15"/>Repository <text:s text:c="5"/>Size</text:p>
      <text:p text:style-name="P60">=========================================================================</text:p>
      <text:p text:style-name="P61">Installing:</text:p>
      <text:p text:style-name="P62"><text:s/>fortune-mod <text:s text:c="8"/>x86_64 <text:s text:c="8"/>3.12.0-2.fc36 <text:s text:c="3"/><text:s text:c="6"/>fedora <text:s text:c="8"/>1.0 M</text:p>
      <text:p text:style-name="P63">Installing dependencies:</text:p>
      <text:p text:style-name="P64"><text:s/>recode <text:s text:c="13"/>x86_64 <text:s text:c="8"/>3.7.9-3.fc36 <text:s text:c="10"/>fedora <text:s text:c="8"/>459 k</text:p>
      <text:p text:style-name="P65"/>
      <text:p text:style-name="P66">Transaction Summary</text:p>
      <text:p text:style-name="P67">=========================================================================</text:p>
      <text:p text:style-name="P68">Install <text:s/>2 Packages</text:p>
      <text:p text:style-name="P69"/>
      <text:p text:style-name="P70">Total download size: 1.4 M</text:p>
      <text:p text:style-name="P71">Installed size: 4.6 M</text:p>
      <text:p text:style-name="P72">Is this ok [Y/n]: y</text:p>
      <text:p text:style-name="P73">Downloading Packages:</text:p>
      <text:p text:style-name="P74">(1/2): recode-3.7.9-3.fc36.x86_64.rpm <text:s text:c="10"/>175 kB/s | 459 kB <text:s text:c="4"/>00:02 <text:s text:c="3"/></text:p>
      <text:p text:style-name="P75">(2/2): fortune-mod-3.12.0-2.fc36.x86_64.rpm <text:s text:c="4"/>298 kB/s | 1.0 MB <text:s text:c="4"/>00:03 <text:s text:c="3"/></text:p>
      <text:p text:style-name="P76">--------------------------------------------------------------------------------</text:p>
      <text:p text:style-name="P77">Total <text:s text:c="42"/>228 kB/s | 1.4 MB <text:s text:c="4"/>00:06 <text:s text:c="4"/></text:p>
      <text:p text:style-name="P78">Running transaction check</text:p>
      <text:p text:style-name="P79">Transaction check succeeded.</text:p>
      <text:p text:style-name="P80">Running transaction test</text:p>
      <text:p text:style-name="P81">Transaction test succeeded.</text:p>
      <text:p text:style-name="P82">Running transaction</text:p>
      <text:p text:style-name="P83"><text:s text:c="2"/>Preparing <text:s text:c="7"/>: <text:s text:c="55"/>1/1</text:p>
      <text:p text:style-name="P84"><text:s text:c="2"/>Installing <text:s text:c="6"/>: recode-3.7.9-3.fc36.x86_64 <text:s text:c="28"/>1/2</text:p>
      <text:p text:style-name="P85"><text:s text:c="2"/>Installing <text:s text:c="6"/>: fortune-mod-3.12.0-2.fc36.x86_64 <text:s text:c="11"/><text:s text:c="11"/>2/2</text:p>
      <text:p text:style-name="P86"><text:s text:c="2"/>Running scriptlet: fortune-mod-3.12.0-2.fc36.x86_64 <text:s text:c="22"/>2/2</text:p>
      <text:p text:style-name="P87"><text:s text:c="2"/>Verifying <text:s text:c="7"/>: fortune-mod-3.12.0-2.fc36.x86_64 <text:s text:c="22"/>1/2</text:p>
      <text:p text:style-name="P88"><text:s text:c="2"/>Verifying <text:s text:c="7"/>: recode-3.7.9-3.fc36.x86_64 <text:s text:c="28"/>2/2</text:p>
      <text:p text:style-name="P89"/>
      <text:p text:style-name="P90">Installed:</text:p>
      <text:p text:style-name="P91"><text:s text:c="2"/>fortune-mod-3.12.0-2.fc36.x86_64 <text:s text:c="9"/>recode-3.7.9-3.fc36.x86_64 <text:s text:c="8"/></text:p>
      <text:p text:style-name="P92"/>
      <text:p text:style-name="P93">Complete!</text:p>
      <text:p text:style-name="P94">[noctilucent@fedora claseconsulta]$ fortune</text:p>
      <text:p text:style-name="P95"><text:tab/>WARNING TO ALL PERSONNEL:</text:p>
      <text:p text:style-name="P96"/>
      <text:p text:style-name="P97">Firings will continue until morale improves.</text:p>
      <text:p text:style-name="P98">[noctilucent@fedora claseconsulta]$ fortune | cowsay</text:p>
      <text:p text:style-name="P99"><text:s/>_________________________________________</text:p>
      <text:p text:style-name="P100">/ Are the STEWED PRUNES still in the HAIR \</text:p>
      <text:p text:style-name="P101">\ DRYER? <text:s text:c="33"/>/</text:p>
      <text:p text:style-name="P102"><text:s/>-----------------------------------------</text:p>
      <text:p text:style-name="P103"><text:s text:c="8"/>\ <text:s text:c="2"/>^__^</text:p>
      <text:p text:style-name="P104"><text:s text:c="9"/>\<text:s text:c="2"/>(oo)\_______</text:p>
      <text:p text:style-name="P105"><text:s text:c="12"/>(__)\ <text:s text:c="6"/>)\/\</text:p>
      <text:p text:style-name="P106"><text:s text:c="16"/>||----w |</text:p>
      <text:p text:style-name="P107"><text:s text:c="16"/>|| <text:s text:c="4"/>||</text:p>
      <text:p text:style-name="P108">[noctilucent@fedora claseconsulta]$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dro Marcano</dc:creator>
    <meta:creation-date>2022-11-11T23:39:00Z</meta:creation-date>
    <dc:date>2022-11-13T03:49:00Z</dc:date>
    <meta:template xlink:href="Normal" xlink:type="simple"/>
    <meta:editing-cycles>5</meta:editing-cycles>
    <meta:editing-duration>PT4680S</meta:editing-duration>
    <meta:document-statistic meta:page-count="1" meta:paragraph-count="9" meta:word-count="682" meta:character-count="4566" meta:row-count="32" meta:non-whitespace-character-count="3893"/>
  </office:meta>
</office:document-meta>
</file>